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7903d" officeooo:paragraph-rsid="0007903d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081e8a" officeooo:paragraph-rsid="00081e8a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2pt" officeooo:rsid="0007903d" officeooo:paragraph-rsid="0007903d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81e8a" officeooo:paragraph-rsid="00081e8a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9318f" officeooo:paragraph-rsid="0009318f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a68f6" officeooo:paragraph-rsid="000a68f6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81e8a" officeooo:paragraph-rsid="00081e8a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fbc44" officeooo:paragraph-rsid="000fbc44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0a68f6" officeooo:paragraph-rsid="000fbc44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beda2" officeooo:paragraph-rsid="000beda2" style:font-size-asian="10.5pt" style:font-size-complex="12pt"/>
    </style:style>
    <style:style style:name="T1" style:family="text">
      <style:text-properties officeooo:rsid="000a68f6"/>
    </style:style>
    <style:style style:name="T2" style:family="text">
      <style:text-properties officeooo:rsid="000beda2"/>
    </style:style>
    <style:style style:name="T3" style:family="text">
      <style:text-properties officeooo:rsid="000fbc44"/>
    </style:style>
    <style:style style:name="T4" style:family="text">
      <style:text-properties officeooo:rsid="00119d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pport Séance 1</text:p>
      <text:p text:style-name="P2"/>
      <text:p text:style-name="P4"/>
      <text:p text:style-name="P8">Jeudi 3 Décembre 2018</text:p>
      <text:p text:style-name="P4"/>
      <text:p text:style-name="P4">Création d’un site Github pour notre projet.</text:p>
      <text:p text:style-name="P4"/>
      <text:p text:style-name="P4">Création du cahier de charge <text:span text:style-name="T3">décrivant en détail notre projet (matériel, objectif du projet).</text:span></text:p>
      <text:p text:style-name="P5"/>
      <text:p text:style-name="P5">Recherche des ressources sur internet liées à notre projet, on va surtout se focaliser <text:span text:style-name="T1">(pour l’instant)</text:span> sur le site <text:a xlink:type="simple" xlink:href="https://circuitdigest.com/" text:style-name="Internet_20_link" text:visited-style-name="Visited_20_Internet_20_Link">https://circuitdigest.com</text:a>, <text:span text:style-name="T1">qui nous paraît très complet.</text:span></text:p>
      <text:p text:style-name="P5"/>
      <text:p text:style-name="P5">P<text:span text:style-name="T3">uis</text:span> <text:span text:style-name="T3">nous avons </text:span>vérifier q<text:span text:style-name="T1">ue nous avons tout les deux le matériel suffisant pour effectuer le projet (chacun possède le matériel suffisant pour travailler le projet chez soi individuellement).</text:span></text:p>
      <text:p text:style-name="P5"/>
      <text:p text:style-name="P8">Après cela, on a vérifié que nous comprenons et savons faire le montage du projet.</text:p>
      <text:p text:style-name="P9"/>
      <text:p text:style-name="P9">Installation de logiciel <text:span text:style-name="T2">Python</text:span> qu’on doit utiliser pour effectuer notre projet. </text:p>
      <text:p text:style-name="P9"/>
      <text:p text:style-name="P9">Familiarisation avec <text:span text:style-name="T2">le langage Python.</text:span></text:p>
      <text:p text:style-name="P6"/>
      <text:p text:style-name="P10">Installation du module «pyautogui» pour que le programme qu’on va écrire sur Python puisse marcher.</text:p>
      <text:p text:style-name="P10"/>
      <text:p text:style-name="P9"/>
      <text:p text:style-name="P6"/>
      <text:p text:style-name="P6"/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09:20:39.348059804</meta:creation-date>
    <dc:date>2018-12-13T18:31:05.250434166</dc:date>
    <meta:editing-duration>PT42M35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1" meta:paragraph-count="10" meta:word-count="128" meta:character-count="839" meta:non-whitespace-character-count="720"/>
  </office:meta>
</office:document-meta>
</file>